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16600008D2E00004F6045D45030E4D3EC44.svg" manifest:media-type="image/svg+xml"/>
  <manifest:file-entry manifest:full-path="Pictures/10000201000003AF00000212AEEE0360396220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67cm"/>
    </style:style>
    <style:style style:name="pr1" style:family="presentation" style:parent-style-name="Sunset-title">
      <style:graphic-properties draw:auto-grow-height="true" fo:min-height="2.601cm"/>
    </style:style>
    <style:style style:name="pr2" style:family="presentation" style:parent-style-name="Sunset-subtitle">
      <style:graphic-properties draw:fill-color="#ffffff" draw:auto-grow-height="true" fo:min-height="10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Sunset-notes">
      <style:graphic-properties draw:fill-color="#ffffff" fo:min-height="14cm"/>
    </style:style>
    <style:style style:name="P1" style:family="paragraph">
      <style:text-properties fo:color="#ffffff" fo:font-weight="bold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ce181e" style:text-outline="true" style:font-name="Segoe UI" fo:font-size="44pt" fo:text-shadow="1pt 1pt" fo:font-weight="bold" style:font-size-asian="44pt" style:font-weight-asian="bold" style:font-size-complex="4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ce181e" style:text-outline="true" style:font-name="Segoe UI" fo:font-size="44pt" fo:text-shadow="1pt 1pt" fo:font-weight="bold" style:font-size-asian="44pt" style:font-weight-asian="bold" style:font-size-complex="44pt" style:font-weight-complex="bold"/>
    </style:style>
    <style:style style:name="T1" style:family="text">
      <style:text-properties fo:color="#ce181e" style:text-outline="true" style:font-name="Segoe UI"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color="#ce181e" style:text-outline="false" style:font-name="Segoe UI" fo:font-size="44pt" fo:text-shadow="1pt 1pt" fo:font-weight="bold" style:font-size-asian="44pt" style:font-weight-asian="bold" style:font-size-complex="44pt" style:font-weight-complex="bold"/>
    </style:style>
    <style:style style:name="T3" style:family="text">
      <style:text-properties fo:color="#ce181e" style:text-outline="true" style:font-name="Segoe UI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8.8cm" svg:height="2.601cm" svg:x="9.6cm" svg:y="0.95cm" presentation:class="title" presentation:placeholder="true" presentation:user-transformed="true">
          <draw:text-box/>
        </draw:frame>
        <draw:frame presentation:style-name="pr2" draw:text-style-name="P2" draw:layer="layout" svg:width="22.5cm" svg:height="10cm" svg:x="2.75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>
        <office:forms form:automatic-focus="false" form:apply-design-mode="false"/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>
        <office:forms form:automatic-focus="false" form:apply-design-mode="false"/>
        <draw:frame draw:style-name="gr2" draw:text-style-name="P5" draw:layer="layout" svg:width="21.082cm" svg:height="10.205cm" svg:x="3.556cm" svg:y="1.778cm">
          <draw:text-box>
            <text:p text:style-name="P4"><text:span text:style-name="T1">IMMANUEL GARAGE SALE</text:span></text:p>
            <text:p text:style-name="P4"><text:span text:style-name="T2">Saturday, April 27, 2019</text:span></text:p>
            <text:p text:style-name="P4"><text:span text:style-name="T1">8:00 A.M.</text:span></text:p>
            <text:p text:style-name="P4"><text:span text:style-name="T1"/></text:p>
            <text:p text:style-name="P4"><text:span text:style-name="T3">See bulletin for more info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2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AEEE0360396220B2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2:59:58.508000000</meta:creation-date>
    <meta:editing-duration>PT19M52S</meta:editing-duration>
    <meta:editing-cycles>3</meta:editing-cycles>
    <meta:generator>LibreOffice/6.1.5.2$Windows_X86_64 LibreOffice_project/90f8dcf33c87b3705e78202e3df5142b201bd805</meta:generator>
    <dc:title>Sunset</dc:title>
    <dc:date>2019-04-20T14:36:35.573000000</dc:date>
    <meta:document-statistic meta:object-count="31"/>
  </office:meta>
</office:document-meta>
</file>